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nta del estado</text:p>
      <text:p text:style-name="P1"/>
      <text:p text:style-name="P1">cliente que encarga la aplicación: sscarano -&gt; ~/sscarano</text:p>
      <text:p text:style-name="P1">desarrollador: opensas -&gt; ~/opensas</text:p>
      <text:p text:style-name="P1"/>
      <text:p text:style-name="P1">setup ejecutar: ~/dev/apps/jgm/floss-demo/docs/setup-demo</text:p>
      <text:p text:style-name="P1"/>
      <text:p text:style-name="P1">eliminar: (sscarano) https://github.com/sscarano/traductor</text:p>
      <text:p text:style-name="P1"/>
      <text:p text:style-name="P1">eliminar: (traductor-play) https://github.com/traductor-play/traductor</text:p>
      <text:p text:style-name="P1">(ATENCION! no confundir con traductor_lib!!!)</text:p>
      <text:p text:style-name="P1"/>
      <text:p text:style-name="P1">--</text:p>
      <text:p text:style-name="P1">pantalla1</text:p>
      <text:p text:style-name="P1">chrome con opensas</text:p>
      <text:p text:style-name="P1">gmail - github - terminator - sublime</text:p>
      <text:p text:style-name="P1"/>
      <text:p text:style-name="P1">pantalla2</text:p>
      <text:p text:style-name="P1">firefox con sscarano</text:p>
      <text:p text:style-name="P1">terminal</text:p>
      <text:p text:style-name="P1"/>
      <text:p text:style-name="P1">--</text:p>
      <text:p text:style-name="P1">explicar qu es un repositorio (codigo + historia)</text:p>
      <text:p text:style-name="P1">explicar que es github (repositorio en la web + herramientas de colaboracion)</text:p>
      <text:p text:style-name="P1"/>
      <text:p text:style-name="P1">1. creamos repositorio: traductor</text:p>
      <text:p text:style-name="P1">(sscarano)</text:p>
      <text:p text:style-name="P1"/>
      <text:p text:style-name="P1">nos logueamos en: https://github.com/</text:p>
      <text:p text:style-name="P1">new repository</text:p>
      <text:p text:style-name="P1">Descripcion: Aplicativo de línea de comandos para traducir frases del idioma castellano al inglés</text:p>
      <text:p text:style-name="P1">tildar Initialize this repository with a README </text:p>
      <text:p text:style-name="P1"/>
      <text:p text:style-name="P1">2. agregamos al desarrollador al repositorio</text:p>
      <text:p text:style-name="P1">settings</text:p>
      <text:p text:style-name="P1">collaborators</text:p>
      <text:p text:style-name="P1">add (opensas)</text:p>
      <text:p text:style-name="P1"/>
      <text:p text:style-name="P1">(mostramos que a opensas le llegó un mail)</text:p>
      <text:p text:style-name="P1"/>
      <text:p text:style-name="P1">3. el consultor clona el proyecto</text:p>
      <text:p text:style-name="P1"/>
      <text:p text:style-name="P1">(opensas)</text:p>
      <text:p text:style-name="P1">nos logueamos y vamos a: https://github.com/</text:p>
      <text:p text:style-name="P1">mostramos que ya tenemos acceso al repositorio traductor-play/traductor</text:p>
      <text:p text:style-name="P1">vamos a https://github.com/sscarano/traductor</text:p>
      <text:p text:style-name="P1"/>
      <text:p text:style-name="P1">cd ~/opensas</text:p>
      <text:p text:style-name="P1">git clone https://github.com/sscarano/traductor.git</text:p>
      <text:p text:style-name="P1"><text:soft-page-break/></text:p>
      <text:p text:style-name="P1">mostramos que nos trajimos todos los archivos del proyecto</text:p>
      <text:p text:style-name="P1"/>
      <text:p text:style-name="P1">4. tickets</text:p>
      <text:p text:style-name="P1"/>
      <text:p text:style-name="P1">https://github.com/sscarano/traductor/issues</text:p>
      <text:p text:style-name="P1"/>
      <text:p text:style-name="P1">cargamos dos tickets tickets</text:p>
      <text:p text:style-name="P1"/>
      <text:p text:style-name="P1">1. Relevar que soluciones y proyectos existen para traductir frases del castellano al inglé</text:p>
      <text:p text:style-name="P1"/>
      <text:p text:style-name="P1">2. Desarrollar la interfaz de línea de comandos</text:p>
      <text:p text:style-name="P1"/>
      <text:p text:style-name="P1">5. INVESTIGACION - Encontramos la api</text:p>
      <text:p text:style-name="P1"/>
      <text:p text:style-name="P1">explicar diferencia entre interfaz de usuario y api</text:p>
      <text:p text:style-name="P1">http://mymemory.translated.net/</text:p>
      <text:p text:style-name="P1">http://mymemory.translated.net/api/get?q=hola%20amigos&amp;langpair=es|en</text:p>
      <text:p text:style-name="P1"/>
      <text:p text:style-name="P1">6. INVESTIGACION - Buscamos un proyecto libre que nos sirva</text:p>
      <text:p text:style-name="P1"/>
      <text:p text:style-name="P1">Buscamos en github mymemory</text:p>
      <text:p text:style-name="P1">encontramos traductor_lib: https://github.com/traductor-play/traductor_lib</text:p>
      <text:p text:style-name="P1">verificamos la licencia y miramos el código</text:p>
      <text:p text:style-name="P1"/>
      <text:p text:style-name="P1">7. clonamos traductor-lib</text:p>
      <text:p text:style-name="P1"/>
      <text:p text:style-name="P1">cd ~/opensas</text:p>
      <text:p text:style-name="P1">git clone https://github.com/traductor-play/traductor_lib.git</text:p>
      <text:p text:style-name="P1"/>
      <text:p text:style-name="P1">copiamos la libreria traductor_lib a nuestro proyecto</text:p>
      <text:p text:style-name="P1"/>
      <text:p text:style-name="P1">y la commiteamos</text:p>
      <text:p text:style-name="P1"/>
      <text:p text:style-name="P1">git add .</text:p>
      <text:p text:style-name="P1">git commit -m "fixes #1, agregamos la libreria traductor_lib"</text:p>
      <text:p text:style-name="P1">git push</text:p>
      <text:p text:style-name="P1"/>
      <text:p text:style-name="P1">mostramos como el ticket se actualiza automáticamente</text:p>
      <text:p text:style-name="P1">y más importante, vemos como sscarano (quien nos contrata ve TODO en tiempo real)</text:p>
      <text:p text:style-name="P1">(y como este es un proyecto libre, todo el mundo puede hacerlo)</text:p>
      <text:p text:style-name="P1"/>
      <text:p text:style-name="P1">8. completamos la version 1</text:p>
      <text:p text:style-name="P1"/>
      <text:p text:style-name="P1">cp ~/.traductor1/* ~/opensas/traductor/</text:p>
      <text:p text:style-name="P1"/>
      <text:p text:style-name="P1">git add traductor traductor.py</text:p>
      <text:p text:style-name="P1">git commit -m "fixes #2, desarrollamos la interfaz de linea de comandos"</text:p>
      <text:p text:style-name="P1">gi push </text:p>
      <text:p text:style-name="P1"><text:soft-page-break/></text:p>
      <text:p text:style-name="P1">mostramos como quedó el proyecto</text:p>
      <text:p text:style-name="P1"/>
      <text:p text:style-name="P1">9. sscarano se trae el proyecto</text:p>
      <text:p text:style-name="P1"/>
      <text:p text:style-name="P1">cd ~/sscarano/</text:p>
      <text:p text:style-name="P1">git clone https://github.com/sscarano/traductor.git</text:p>
      <text:p text:style-name="P1"/>
      <text:p text:style-name="P1">y lo prueba</text:p>
      <text:p text:style-name="P1"/>
      <text:p text:style-name="P1">cd traductor</text:p>
      <text:p text:style-name="P1">./traductor "Finalizando el taller práctico de software libre."</text:p>
      <text:p text:style-name="P1"/>
      <text:p text:style-name="P1">-- actividad: analizamos la licencia GPL --</text:p>
      <text:p text:style-name="P1"/>
      <text:p text:style-name="P1">10. una modificación</text:p>
      <text:p text:style-name="P1"/>
      <text:p text:style-name="P1">nuevo requerimiento: poder traducir ademas al portugues: pt</text:p>
      <text:p text:style-name="P1"/>
      <text:p text:style-name="P1">11. cargamos el ticket</text:p>
      <text:p text:style-name="P1"/>
      <text:p text:style-name="P1">(sscarano) new milestone: v1.1 Traducir al portugués</text:p>
      <text:p text:style-name="P1"/>
      <text:p text:style-name="P1">new issue</text:p>
      <text:p text:style-name="P1">Agregar la posibilidad de traducir al portugués</text:p>
      <text:p text:style-name="P1"/>
      <text:p text:style-name="P1">12. El desarrollador lo implementa</text:p>
      <text:p text:style-name="P1"/>
      <text:p text:style-name="P1">cp ~/proyectos/.traductor/version2/* ~/proyectos/traductor/</text:p>
      <text:p text:style-name="P1"/>
      <text:p text:style-name="P1">git add .</text:p>
      <text:p text:style-name="P1">git commit -m "fixes #3 - agregamos la posibilidad de traducir al portugues"</text:p>
      <text:p text:style-name="P1">git push</text:p>
      <text:p text:style-name="P1"/>
      <text:p text:style-name="P1">mostramos como sscarano ve el milestone cerrado</text:p>
      <text:p text:style-name="P1">y como ve los cambios que efectuó el desarrollador</text:p>
      <text:p text:style-name="P1"/>
      <text:p text:style-name="P1">13. Colaboracion (crowdsourcing) sin perder el control</text:p>
      <text:p text:style-name="P1"/>
      <text:p text:style-name="P1">¿Quién se anima a implementar la traducción al italiano? (el código es it)</text:p>
      <text:p text:style-name="P1"/>
      <text:p text:style-name="P1">entramos como otro usuario y vamos a</text:p>
      <text:p text:style-name="P1">https://github.com/sscarano/traductor</text:p>
      <text:p text:style-name="P1">(lo buscamos por traductor)</text:p>
      <text:p text:style-name="P1"/>
      <text:p text:style-name="P1">Hacemos la modificacion</text:p>
      <text:p text:style-name="P1">Agregamos soporte para traducción al italiano</text:p>
      <text:p text:style-name="P1">Y hacemos un pull-request</text:p>
      <text:p text:style-name="P1"/>
      <text:p text:style-name="P1"><text:soft-page-break/>14. Recibir el pull-request</text:p>
      <text:p text:style-name="P1"/>
      <text:p text:style-name="P1">(sscarano):</text:p>
      <text:p text:style-name="P1">mostramos que hay un pull request esperando, lo aceptamos</text:p>
      <text:p text:style-name="P1">vamos a nuestra consola</text:p>
      <text:p text:style-name="P1"/>
      <text:p text:style-name="P1">cd ~/sscarano/traductor</text:p>
      <text:p text:style-name="P1">git pull</text:p>
      <text:p text:style-name="P1">./traductor "Finalizando el taller práctico de software libre." -d it</text:p>
      <text:p text:style-name="P1"/>
      <text:p text:style-name="P1">lo probamos</text:p>
      <text:p text:style-name="P1"/>
      <text:p text:style-name="P1">--</text:p>
      <text:p text:style-name="P1"/>
      <text:p text:style-name="P1">resumen:</text:p>
      <text:p text:style-name="P1"/>
      <text:p text:style-name="P1">sscarano, que contrata un desarrollo libre crea su propio repositorio</text:p>
      <text:p text:style-name="P1"/>
      <text:p text:style-name="P1">y lo agrega a opensas, el desarrollador, para que pueda escribir en el repositorio</text:p>
      <text:p text:style-name="P1"/>
      <text:p text:style-name="P1">el desarrollador se clona el repositorio en su maquina</text:p>
      <text:p text:style-name="P1"/>
      <text:p text:style-name="P1">el desarrollador encuentra un proyecto libre</text:p>
      <text:p text:style-name="P1">y tambien clona ese proyecto en su maquina</text:p>
      <text:p text:style-name="P1"/>
      <text:p text:style-name="P1">el desarrollador trabaja en su maquina y cada vez que graba los cambios en el repostorio de github sscarano los puede ver, y bajarselos a su maquina para ir probanndolos</text:p>
      <text:p text:style-name="P1"/>
      <text:p text:style-name="P1">por ultimo, un usuario sin permisos en el repositorio, puede hacer cambios y proponerlos, para que el dueño del repositorio los acepte o los rechace</text:p>
      <text:p text:style-name="P1"/>
      <text:p text:style-name="P1">es un mecanismo transparente y abierto a la colaboracion</text:p>
      <text:p text:style-name="P1">pero sin perder el control</text:p>
      <text:p text:style-name="P1"/>
      <text:p text:style-name="P1">--</text:p>
      <text:p text:style-name="P1">plus</text:p>
      <text:p text:style-name="P1"/>
      <text:p text:style-name="P1">ver el codigo de la version privativa</text:p>
      <text:p text:style-name="P1"/>
      <text:p text:style-name="P1">es el mismo codigo</text:p>
      <text:p text:style-name="P1"/>
      <text:p text:style-name="P1">- es ilegal! - usa la libreria libre sin respetar la GPL</text:p>
      <text:p text:style-name="P1"/>
      <text:p text:style-name="P1">- es spyware</text:p>
      <text:p text:style-name="P1"/>
      <text:p text:style-name="P1">-- conclu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</meta:initial-creator>
    <meta:creation-date>2012-12-19T02:49:52</meta:creation-date>
    <dc:date>2012-12-19T03:54:20</dc:date>
    <dc:creator>sas 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4" meta:paragraph-count="120" meta:word-count="651" meta:character-count="4624" meta:non-whitespace-character-count="4091"/>
  </office:meta>
</office:document-meta>
</file>